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MPRESAS Y NEGOCIOS SANCHEZ MEJI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5956383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082667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ILLCA CALVO, FRANK ART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057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TITO PARHUAYO JOSE CARL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8903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4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4</text:p>
          </table:table-cell>
          <table:table-cell table:style-name="Tableau1.D2" office:value-type="string">
            <text:p text:style-name="P12">96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13">24</text:p>
          </table:table-cell>
          <table:table-cell table:style-name="Tableau1.D2" office:value-type="string">
            <text:p text:style-name="P12">21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76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23/06/2021</text:span></text:p>
          </table:table-cell>
          <table:table-cell table:style-name="Tabla2.A2" office:value-type="string">
            <text:p text:style-name="P4"><text:span text:style-name="T5">4382254</text:span></text:p>
          </table:table-cell>
          <table:table-cell table:style-name="Tabla2.A2" office:value-type="string">
            <text:p text:style-name="P4"><text:span text:style-name="T5">1127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23/06/2021</text:span></text:p>
          </table:table-cell>
          <table:table-cell table:style-name="Tabla2.A2" office:value-type="string">
            <text:p text:style-name="P4"><text:span text:style-name="T5">34423585</text:span></text:p>
          </table:table-cell>
          <table:table-cell table:style-name="Tabla2.A2" office:value-type="string">
            <text:p text:style-name="P4"><text:span text:style-name="T5">26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NORTE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CINTAS ENGOMADAS EN LAS CAJAS 24 CAJAS  + 03 CAJAS DE CLIENTE JHON BENDEZU (CUZ)<text:line-break/>FACTURAR POR EL MONTO ABOND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3T23:58:57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